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3" style:family="table-cell" style:parent-style-name="Default" style:data-style-name="N1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" table:default-cell-style-name="ce3"/>
        <table:table-row table:style-name="ro1">
          <table:table-cell office:value-type="string" calcext:value-type="string">
            <text:p>T</text:p>
          </table:table-cell>
          <table:table-cell table:style-name="Default" office:value-type="string" calcext:value-type="string">
            <text:p>H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.95E+01</text:p>
          </table:table-cell>
          <table:table-cell office:value-type="float" office:value="79.6" calcext:value-type="float">
            <text:p>79.6</text:p>
          </table:table-cell>
          <table:table-cell/>
          <table:table-cell table:formula="of:=1/(273 + [.$A2])" office:value-type="float" office:value="0.00341296928327645" calcext:value-type="float">
            <text:p>3.4130E-03</text:p>
          </table:table-cell>
          <table:table-cell/>
          <table:table-cell table:formula="of:=LN(18 - 2 * [.B2] + 2 * [.B$2])" office:value-type="float" office:value="2.89037175789616" calcext:value-type="float">
            <text:p>2.89037175789616</text:p>
          </table:table-cell>
          <table:table-cell table:formula="of:=1/(273 + [.$A2])" office:value-type="float" office:value="0.00341296928327645" calcext:value-type="float">
            <text:p>3.4130E-0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.90E+01</text:p>
          </table:table-cell>
          <table:table-cell office:value-type="float" office:value="79.1" calcext:value-type="float">
            <text:p>79.1</text:p>
          </table:table-cell>
          <table:table-cell/>
          <table:table-cell table:formula="of:=1/(273 + [.$A3])" office:value-type="float" office:value="0.00340136054421769" calcext:value-type="float">
            <text:p>3.4014E-03</text:p>
          </table:table-cell>
          <table:table-cell/>
          <table:table-cell table:formula="of:=LN(18 - 2 * [.B3] + 2 * [.B$2])" office:value-type="float" office:value="2.94443897916644" calcext:value-type="float">
            <text:p>2.94443897916644</text:p>
          </table:table-cell>
          <table:table-cell table:formula="of:=1/(273 + [.$A3])" office:value-type="float" office:value="0.00340136054421769" calcext:value-type="float">
            <text:p>3.4014E-0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8.7" calcext:value-type="float">
            <text:p>7.87E+01</text:p>
          </table:table-cell>
          <table:table-cell office:value-type="float" office:value="78.4" calcext:value-type="float">
            <text:p>78.4</text:p>
          </table:table-cell>
          <table:table-cell/>
          <table:table-cell table:formula="of:=1/(273 + [.$A4])" office:value-type="float" office:value="0.00338983050847458" calcext:value-type="float">
            <text:p>3.3898E-03</text:p>
          </table:table-cell>
          <table:table-cell/>
          <table:table-cell table:formula="of:=LN(18 - 2 * [.B4] + 2 * [.B$2])" office:value-type="float" office:value="2.97552956623647" calcext:value-type="float">
            <text:p>2.97552956623647</text:p>
          </table:table-cell>
          <table:table-cell table:formula="of:=1/(273 + [.$A4])" office:value-type="float" office:value="0.00338983050847458" calcext:value-type="float">
            <text:p>3.3898E-0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8" calcext:value-type="float">
            <text:p>7.80E+01</text:p>
          </table:table-cell>
          <table:table-cell office:value-type="float" office:value="78" calcext:value-type="float">
            <text:p>78</text:p>
          </table:table-cell>
          <table:table-cell/>
          <table:table-cell table:formula="of:=1/(273 + [.$A5])" office:value-type="float" office:value="0.00337837837837838" calcext:value-type="float">
            <text:p>3.3784E-03</text:p>
          </table:table-cell>
          <table:table-cell/>
          <table:table-cell table:formula="of:=LN(18 - 2 * [.B5] + 2 * [.B$2])" office:value-type="float" office:value="3.04452243772342" calcext:value-type="float">
            <text:p>3.04452243772342</text:p>
          </table:table-cell>
          <table:table-cell table:formula="of:=1/(273 + [.$A5])" office:value-type="float" office:value="0.00337837837837838" calcext:value-type="float">
            <text:p>3.3784E-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7.4" calcext:value-type="float">
            <text:p>7.74E+01</text:p>
          </table:table-cell>
          <table:table-cell office:value-type="float" office:value="77.5" calcext:value-type="float">
            <text:p>77.5</text:p>
          </table:table-cell>
          <table:table-cell/>
          <table:table-cell table:formula="of:=1/(273 + [.$A6])" office:value-type="float" office:value="0.00336700336700337" calcext:value-type="float">
            <text:p>3.3670E-03</text:p>
          </table:table-cell>
          <table:table-cell/>
          <table:table-cell table:formula="of:=LN(18 - 2 * [.B6] + 2 * [.B$2])" office:value-type="float" office:value="3.10009228887823" calcext:value-type="float">
            <text:p>3.10009228887823</text:p>
          </table:table-cell>
          <table:table-cell table:formula="of:=1/(273 + [.$A6])" office:value-type="float" office:value="0.00336700336700337" calcext:value-type="float">
            <text:p>3.3670E-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6.9" calcext:value-type="float">
            <text:p>7.69E+01</text:p>
          </table:table-cell>
          <table:table-cell office:value-type="float" office:value="77" calcext:value-type="float">
            <text:p>77</text:p>
          </table:table-cell>
          <table:table-cell/>
          <table:table-cell table:formula="of:=1/(273 + [.$A7])" office:value-type="float" office:value="0.00335570469798658" calcext:value-type="float">
            <text:p>3.3557E-03</text:p>
          </table:table-cell>
          <table:table-cell/>
          <table:table-cell table:formula="of:=LN(18 - 2 * [.B7] + 2 * [.B$2])" office:value-type="float" office:value="3.14415227867226" calcext:value-type="float">
            <text:p>3.14415227867226</text:p>
          </table:table-cell>
          <table:table-cell table:formula="of:=1/(273 + [.$A7])" office:value-type="float" office:value="0.00335570469798658" calcext:value-type="float">
            <text:p>3.3557E-0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6.2" calcext:value-type="float">
            <text:p>7.62E+01</text:p>
          </table:table-cell>
          <table:table-cell office:value-type="float" office:value="76.2" calcext:value-type="float">
            <text:p>76.2</text:p>
          </table:table-cell>
          <table:table-cell/>
          <table:table-cell table:formula="of:=1/(273 + [.$A8])" office:value-type="float" office:value="0.00334448160535117" calcext:value-type="float">
            <text:p>3.3445E-03</text:p>
          </table:table-cell>
          <table:table-cell/>
          <table:table-cell table:formula="of:=LN(18 - 2 * [.B8] + 2 * [.B$2])" office:value-type="float" office:value="3.20274644293832" calcext:value-type="float">
            <text:p>3.20274644293832</text:p>
          </table:table-cell>
          <table:table-cell table:formula="of:=1/(273 + [.$A8])" office:value-type="float" office:value="0.00334448160535117" calcext:value-type="float">
            <text:p>3.3445E-0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5.5" calcext:value-type="float">
            <text:p>7.55E+01</text:p>
          </table:table-cell>
          <table:table-cell office:value-type="float" office:value="75.4" calcext:value-type="float">
            <text:p>75.4</text:p>
          </table:table-cell>
          <table:table-cell/>
          <table:table-cell table:formula="of:=1/(273 + [.$A9])" office:value-type="float" office:value="0.00333333333333333" calcext:value-type="float">
            <text:p>3.3333E-03</text:p>
          </table:table-cell>
          <table:table-cell/>
          <table:table-cell table:formula="of:=LN(18 - 2 * [.B9] + 2 * [.B$2])" office:value-type="float" office:value="3.25809653802148" calcext:value-type="float">
            <text:p>3.25809653802148</text:p>
          </table:table-cell>
          <table:table-cell table:formula="of:=1/(273 + [.$A9])" office:value-type="float" office:value="0.00333333333333333" calcext:value-type="float">
            <text:p>3.3333E-0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4.8" calcext:value-type="float">
            <text:p>7.48E+01</text:p>
          </table:table-cell>
          <table:table-cell office:value-type="float" office:value="74.7" calcext:value-type="float">
            <text:p>74.7</text:p>
          </table:table-cell>
          <table:table-cell/>
          <table:table-cell table:formula="of:=1/(273 + [.$A10])" office:value-type="float" office:value="0.00332225913621262" calcext:value-type="float">
            <text:p>3.3223E-03</text:p>
          </table:table-cell>
          <table:table-cell/>
          <table:table-cell table:formula="of:=LN(18 - 2 * [.B10] + 2 * [.B$2])" office:value-type="float" office:value="3.31054301339402" calcext:value-type="float">
            <text:p>3.31054301339402</text:p>
          </table:table-cell>
          <table:table-cell table:formula="of:=1/(273 + [.$A10])" office:value-type="float" office:value="0.00332225913621262" calcext:value-type="float">
            <text:p>3.3223E-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4.2" calcext:value-type="float">
            <text:p>7.42E+01</text:p>
          </table:table-cell>
          <table:table-cell office:value-type="float" office:value="73.8" calcext:value-type="float">
            <text:p>73.8</text:p>
          </table:table-cell>
          <table:table-cell/>
          <table:table-cell table:formula="of:=1/(273 + [.$A11])" office:value-type="float" office:value="0.0033112582781457" calcext:value-type="float">
            <text:p>3.3113E-03</text:p>
          </table:table-cell>
          <table:table-cell/>
          <table:table-cell table:formula="of:=LN(18 - 2 * [.B11] + 2 * [.B$2])" office:value-type="float" office:value="3.35340671782581" calcext:value-type="float">
            <text:p>3.35340671782581</text:p>
          </table:table-cell>
          <table:table-cell table:formula="of:=1/(273 + [.$A11])" office:value-type="float" office:value="0.0033112582781457" calcext:value-type="float">
            <text:p>3.3113E-0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3.5" calcext:value-type="float">
            <text:p>7.35E+01</text:p>
          </table:table-cell>
          <table:table-cell office:value-type="float" office:value="72.9" calcext:value-type="float">
            <text:p>72.9</text:p>
          </table:table-cell>
          <table:table-cell/>
          <table:table-cell table:formula="of:=1/(273 + [.$A12])" office:value-type="float" office:value="0.0033003300330033" calcext:value-type="float">
            <text:p>3.3003E-03</text:p>
          </table:table-cell>
          <table:table-cell/>
          <table:table-cell table:formula="of:=LN(18 - 2 * [.B12] + 2 * [.B$2])" office:value-type="float" office:value="3.40119738166216" calcext:value-type="float">
            <text:p>3.40119738166216</text:p>
          </table:table-cell>
          <table:table-cell table:formula="of:=1/(273 + [.$A12])" office:value-type="float" office:value="0.0033003300330033" calcext:value-type="float">
            <text:p>3.3003E-0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2.5" calcext:value-type="float">
            <text:p>7.25E+01</text:p>
          </table:table-cell>
          <table:table-cell office:value-type="float" office:value="72.2" calcext:value-type="float">
            <text:p>72.2</text:p>
          </table:table-cell>
          <table:table-cell/>
          <table:table-cell table:formula="of:=1/(273 + [.$A13])" office:value-type="float" office:value="0.00328947368421053" calcext:value-type="float">
            <text:p>3.2895E-03</text:p>
          </table:table-cell>
          <table:table-cell/>
          <table:table-cell table:formula="of:=LN(18 - 2 * [.B13] + 2 * [.B$2])" office:value-type="float" office:value="3.46573590279973" calcext:value-type="float">
            <text:p>3.46573590279973</text:p>
          </table:table-cell>
          <table:table-cell table:formula="of:=1/(273 + [.$A13])" office:value-type="float" office:value="0.00328947368421053" calcext:value-type="float">
            <text:p>3.2895E-03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71.7" calcext:value-type="float">
            <text:p>7.17E+01</text:p>
          </table:table-cell>
          <table:table-cell office:value-type="float" office:value="71.3" calcext:value-type="float">
            <text:p>71.3</text:p>
          </table:table-cell>
          <table:table-cell/>
          <table:table-cell table:formula="of:=1/(273 + [.$A14])" office:value-type="float" office:value="0.00327868852459016" calcext:value-type="float">
            <text:p>3.2787E-03</text:p>
          </table:table-cell>
          <table:table-cell/>
          <table:table-cell table:formula="of:=LN(18 - 2 * [.B14] + 2 * [.B$2])" office:value-type="float" office:value="3.51452606696916" calcext:value-type="float">
            <text:p>3.51452606696916</text:p>
          </table:table-cell>
          <table:table-cell table:formula="of:=1/(273 + [.$A14])" office:value-type="float" office:value="0.00327868852459016" calcext:value-type="float">
            <text:p>3.2787E-0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0.8" calcext:value-type="float">
            <text:p>7.08E+01</text:p>
          </table:table-cell>
          <table:table-cell office:value-type="float" office:value="70" calcext:value-type="float">
            <text:p>70</text:p>
          </table:table-cell>
          <table:table-cell/>
          <table:table-cell table:formula="of:=1/(273 + [.$A15])" office:value-type="float" office:value="0.00326797385620915" calcext:value-type="float">
            <text:p>3.2680E-03</text:p>
          </table:table-cell>
          <table:table-cell/>
          <table:table-cell table:formula="of:=LN(18 - 2 * [.B15] + 2 * [.B$2])" office:value-type="float" office:value="3.56671182013973" calcext:value-type="float">
            <text:p>3.56671182013973</text:p>
          </table:table-cell>
          <table:table-cell table:formula="of:=1/(273 + [.$A15])" office:value-type="float" office:value="0.00326797385620915" calcext:value-type="float">
            <text:p>3.2680E-0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9.7" calcext:value-type="float">
            <text:p>6.97E+01</text:p>
          </table:table-cell>
          <table:table-cell office:value-type="float" office:value="69.2" calcext:value-type="float">
            <text:p>69.2</text:p>
          </table:table-cell>
          <table:table-cell/>
          <table:table-cell table:formula="of:=1/(273 + [.$A16])" office:value-type="float" office:value="0.00325732899022801" calcext:value-type="float">
            <text:p>3.2573E-03</text:p>
          </table:table-cell>
          <table:table-cell/>
          <table:table-cell table:formula="of:=LN(18 - 2 * [.B16] + 2 * [.B$2])" office:value-type="float" office:value="3.62700405039585" calcext:value-type="float">
            <text:p>3.62700405039585</text:p>
          </table:table-cell>
          <table:table-cell table:formula="of:=1/(273 + [.$A16])" office:value-type="float" office:value="0.00325732899022801" calcext:value-type="float">
            <text:p>3.2573E-0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.4" calcext:value-type="float">
            <text:p>6.84E+01</text:p>
          </table:table-cell>
          <table:table-cell office:value-type="float" office:value="68" calcext:value-type="float">
            <text:p>68</text:p>
          </table:table-cell>
          <table:table-cell/>
          <table:table-cell table:formula="of:=1/(273 + [.$A17])" office:value-type="float" office:value="0.00324675324675325" calcext:value-type="float">
            <text:p>3.2468E-03</text:p>
          </table:table-cell>
          <table:table-cell/>
          <table:table-cell table:formula="of:=LN(18 - 2 * [.B17] + 2 * [.B$2])" office:value-type="float" office:value="3.69386699562498" calcext:value-type="float">
            <text:p>3.69386699562498</text:p>
          </table:table-cell>
          <table:table-cell table:formula="of:=1/(273 + [.$A17])" office:value-type="float" office:value="0.00324675324675325" calcext:value-type="float">
            <text:p>3.2468E-0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7.6" calcext:value-type="float">
            <text:p>6.76E+01</text:p>
          </table:table-cell>
          <table:table-cell office:value-type="float" office:value="66.9" calcext:value-type="float">
            <text:p>66.9</text:p>
          </table:table-cell>
          <table:table-cell/>
          <table:table-cell table:formula="of:=1/(273 + [.$A18])" office:value-type="float" office:value="0.00323624595469256" calcext:value-type="float">
            <text:p>3.2362E-03</text:p>
          </table:table-cell>
          <table:table-cell/>
          <table:table-cell table:formula="of:=LN(18 - 2 * [.B18] + 2 * [.B$2])" office:value-type="float" office:value="3.73289633953071" calcext:value-type="float">
            <text:p>3.73289633953071</text:p>
          </table:table-cell>
          <table:table-cell table:formula="of:=1/(273 + [.$A18])" office:value-type="float" office:value="0.00323624595469256" calcext:value-type="float">
            <text:p>3.2362E-03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6.1" calcext:value-type="float">
            <text:p>6.61E+01</text:p>
          </table:table-cell>
          <table:table-cell office:value-type="float" office:value="65.9" calcext:value-type="float">
            <text:p>65.9</text:p>
          </table:table-cell>
          <table:table-cell/>
          <table:table-cell table:formula="of:=1/(273 + [.$A19])" office:value-type="float" office:value="0.0032258064516129" calcext:value-type="float">
            <text:p>3.2258E-03</text:p>
          </table:table-cell>
          <table:table-cell/>
          <table:table-cell table:formula="of:=LN(18 - 2 * [.B19] + 2 * [.B$2])" office:value-type="float" office:value="3.80220813942094" calcext:value-type="float">
            <text:p>3.80220813942094</text:p>
          </table:table-cell>
          <table:table-cell table:formula="of:=1/(273 + [.$A19])" office:value-type="float" office:value="0.0032258064516129" calcext:value-type="float">
            <text:p>3.2258E-0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5" calcext:value-type="float">
            <text:p>6.50E+01</text:p>
          </table:table-cell>
          <table:table-cell office:value-type="float" office:value="64.7" calcext:value-type="float">
            <text:p>64.7</text:p>
          </table:table-cell>
          <table:table-cell/>
          <table:table-cell table:formula="of:=1/(273 + [.$A20])" office:value-type="float" office:value="0.00321543408360129" calcext:value-type="float">
            <text:p>3.2154E-03</text:p>
          </table:table-cell>
          <table:table-cell/>
          <table:table-cell table:formula="of:=LN(18 - 2 * [.B20] + 2 * [.B$2])" office:value-type="float" office:value="3.85014760171006" calcext:value-type="float">
            <text:p>3.85014760171006</text:p>
          </table:table-cell>
          <table:table-cell table:formula="of:=1/(273 + [.$A20])" office:value-type="float" office:value="0.00321543408360129" calcext:value-type="float">
            <text:p>3.2154E-0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3.8" calcext:value-type="float">
            <text:p>6.38E+01</text:p>
          </table:table-cell>
          <table:table-cell office:value-type="float" office:value="63.7" calcext:value-type="float">
            <text:p>63.7</text:p>
          </table:table-cell>
          <table:table-cell/>
          <table:table-cell table:formula="of:=1/(273 + [.$A21])" office:value-type="float" office:value="0.0032051282051282" calcext:value-type="float">
            <text:p>3.2051E-03</text:p>
          </table:table-cell>
          <table:table-cell/>
          <table:table-cell table:formula="of:=LN(18 - 2 * [.B21] + 2 * [.B$2])" office:value-type="float" office:value="3.89995042419388" calcext:value-type="float">
            <text:p>3.89995042419388</text:p>
          </table:table-cell>
          <table:table-cell table:formula="of:=1/(273 + [.$A21])" office:value-type="float" office:value="0.0032051282051282" calcext:value-type="float">
            <text:p>3.2051E-0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.4" calcext:value-type="float">
            <text:p>6.24E+01</text:p>
          </table:table-cell>
          <table:table-cell table:number-columns-repeated="2"/>
          <table:table-cell table:formula="of:=1/(273 + [.$A22])" office:value-type="float" office:value="0.00319488817891374" calcext:value-type="float">
            <text:p>3.1949E-03</text:p>
          </table:table-cell>
          <table:table-cell/>
          <table:table-cell table:formula="of:=LN(18 - 2 * [.B22] + 2 * [.B$2])" office:value-type="float" office:value="3.95508249488859" calcext:value-type="float">
            <text:p>3.95508249488859</text:p>
          </table:table-cell>
          <table:table-cell table:formula="of:=1/(273 + [.$A22])" office:value-type="float" office:value="0.00319488817891374" calcext:value-type="float">
            <text:p>3.1949E-0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formula="of:=-([.G2]-[.G22])/([.H2]-[.H22])*8.31/0.018" office:value-type="float" office:value="2253938.77359486" calcext:value-type="float">
            <text:p>2253938.77359486</text:p>
          </table:table-cell>
          <table:table-cell table:style-name="Default"/>
        </table:table-row>
        <table:table-row table:style-name="ro1" table:number-rows-repeated="3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1</text:p>
          </table:table-cell>
          <table:table-cell table:style-name="Default" office:value-type="float" office:value="79.6" calcext:value-type="float">
            <text:p>79.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h2</text:p>
          </table:table-cell>
          <table:table-cell table:style-name="Default" office:value-type="float" office:value="97.6" calcext:value-type="float">
            <text:p>97.6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loext:min-decimal-places="4" number:min-integer-digits="1" number:min-exponent-digits="2" loext:exponent-interval="1" loext:forced-exponent-sign="true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1">00/00/0000</text:date>, <text:time style:data-style-name="N2" text:time-value="16:40:43.6519782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30:58.270821751</meta:creation-date>
    <dc:date>2020-03-11T16:50:40.863519620</dc:date>
    <meta:editing-duration>PT11M34S</meta:editing-duration>
    <meta:editing-cycles>2</meta:editing-cycles>
    <meta:generator>LibreOffice/6.0.7.3$Linux_X86_64 LibreOffice_project/00m0$Build-3</meta:generator>
    <meta:document-statistic meta:table-count="1" meta:cell-count="134" meta:object-count="0"/>
  </office:meta>
</office:document-meta>
</file>